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0.2366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5" style:family="table-cell" style:parent-style-name="Default">
      <style:table-cell-properties fo:background-color="#dddddd"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84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1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5634in" svg:x="17.713in" svg:y="0.515in" draw:caption-point-x="-17.713in" draw:caption-point-y="-0.515in">
              <dc:date>2018-10-07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301" calcext:value-type="float">
            <text:p>1.30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2" calcext:value-type="float">
            <text:p>1.30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2" calcext:value-type="float">
            <text:p>0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303" calcext:value-type="float">
            <text:p>1.30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4" calcext:value-type="float">
            <text:p>1.30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11" calcext:value-type="float">
            <text:p>0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.179" calcext:value-type="float">
            <text:p>1.17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9]" office:value-type="float" office:value="2.01" calcext:value-type="float">
            <text:p>2.01</text:p>
          </table:table-cell>
          <table:table-cell table:style-name="ce4" table:formula="of:=[.E19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2" calcext:value-type="float">
            <text:p>2.020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3" calcext:value-type="float">
            <text:p>2.01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5" calcext:value-type="float">
            <text:p>0.50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6" calcext:value-type="float">
            <text:p>1.01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7" calcext:value-type="float">
            <text:p>1.01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251" calcext:value-type="float">
            <text:p>2.25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9" calcext:value-type="float">
            <text:p>0.10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7" calcext:value-type="float">
            <text:p>1.30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2" calcext:value-type="float">
            <text:p>1.0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]" office:value-type="float" office:value="4.17" calcext:value-type="float">
            <text:p>4.17</text:p>
          </table:table-cell>
          <table:table-cell table:style-name="ce4" table:formula="of:=[.E30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05" calcext:value-type="float">
            <text:p>1.30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411" calcext:value-type="float">
            <text:p>2.4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51" calcext:value-type="float">
            <text:p>1.0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3" calcext:value-type="float">
            <text:p>3.03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1" calcext:value-type="float">
            <text:p>3.11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8" calcext:value-type="float">
            <text:p>1.08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6" calcext:value-type="float">
            <text:p>1.26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m Jordan: Taufe der Busse zur Vergebung der S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161" calcext:value-type="float">
            <text:p>3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-&gt;Jo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515" calcext:value-type="float">
            <text:p>1.5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3" office:value-type="float" office:value="1.516" calcext:value-type="float">
            <text:p>1.5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1" calcext:value-type="float">
            <text:p>1.32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513" calcext:value-type="float">
            <text:p>1.5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1" calcext:value-type="float">
            <text:p>1.14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75]" office:value-type="float" office:value="4.08" calcext:value-type="float">
            <text:p>4.08</text:p>
          </table:table-cell>
          <table:table-cell table:style-name="ce4" table:formula="of:=[.E75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43" calcext:value-type="float">
            <text:p>1.14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4" calcext:value-type="float">
            <text:p>1.32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0.4" calcext:value-type="float">
            <text:p>0.4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055" calcext:value-type="float">
            <text:p>4.05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office:value-type="string" calcext:value-type="string">
            <text:p>Seines Reiches wird kein Ende sein</text:p>
          </table:table-cell>
          <table:table-cell table:style-name="ce61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2" calcext:value-type="float">
            <text:p>1.14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1.323" calcext:value-type="float">
            <text:p>1.3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Nz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-&gt; 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4" calcext:value-type="float">
            <text:p>4.1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6" calcext:value-type="float">
            <text:p>1.14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6" calcext:value-type="float">
            <text:p>4.12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7" calcext:value-type="float">
            <text:p>1.14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1" calcext:value-type="float">
            <text:p>8.0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1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145" calcext:value-type="float">
            <text:p>1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93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Der wunderbare Fischzug/Die Berufung der ersten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35" calcext:value-type="float">
            <text:p>1.3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99]" office:value-type="float" office:value="4.23" calcext:value-type="float">
            <text:p>4.23</text:p>
          </table:table-cell>
          <table:table-cell table:style-name="ce4" table:formula="of:=[.E99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3" calcext:value-type="float">
            <text:p>8.03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3" calcext:value-type="float">
            <text:p>5.13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" calcext:value-type="float">
            <text:p>8.04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5.14" calcext:value-type="float">
            <text:p>5.14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2.122" calcext:value-type="float">
            <text:p>2.1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17" office:value-type="float" office:value="5.171" calcext:value-type="float">
            <text:p>5.171</text:p>
          </table:table-cell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27]" office:value-type="float" office:value="5.03" calcext:value-type="float">
            <text:p>5.03</text:p>
          </table:table-cell>
          <table:table-cell table:style-name="ce4" table:formula="of:=[.E127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39" calcext:value-type="float">
            <text:p>3.23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49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51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Im Schiff,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99" calcext:value-type="float">
            <text:p>8.99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adarener bitten Jesus, wegzuge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5]" office:value-type="float" office:value="10.07" calcext:value-type="float">
            <text:p>10.07</text:p>
          </table:table-cell>
          <table:table-cell table:style-name="ce4" table:formula="of:=[.E165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70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8" table:formula="of:=[.D178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3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80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84]" office:value-type="float" office:value="9.34" calcext:value-type="float">
            <text:p>9.34</text:p>
          </table:table-cell>
          <table:table-cell table:style-name="ce4" table:formula="of:=[.E184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28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33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1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53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57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58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0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264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6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76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3.327" calcext:value-type="float">
            <text:p>13.32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8" calcext:value-type="float">
            <text:p>13.32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9" calcext:value-type="float">
            <text:p>13.3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4" table:formula="of:=[.D284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2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2">essen trinken</text:span> / Wenn Knecht sagt: Herr verzieht sich. Wenn er beginnt, Knechte zu schlagen, <text:span text:style-name="T2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92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7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99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2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3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4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7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18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3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5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26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3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75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1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83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85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96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0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103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70"/>
      </table:named-expressions>
      <table:database-ranges>
        <table:database-range table:name="SortierRange" table:target-range-address="Parallelstellen.C2:Parallelstellen.AM470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70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7:47:18.395946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4-30T09:49:40.626327967</dc:date>
    <meta:editing-duration>P2DT4H31M23S</meta:editing-duration>
    <meta:editing-cycles>348</meta:editing-cycles>
    <meta:generator>LibreOffice/6.3.5.2$Linux_X86_64 LibreOffice_project/30$Build-2</meta:generator>
    <meta:document-statistic meta:table-count="1" meta:cell-count="3160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